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81db" officeooo:paragraph-rsid="001981db"/>
    </style:style>
    <style:style style:name="P2" style:family="paragraph" style:parent-style-name="Standard">
      <style:text-properties officeooo:rsid="001e2112" officeooo:paragraph-rsid="001e2112"/>
    </style:style>
    <style:style style:name="P3" style:family="paragraph" style:parent-style-name="Standard">
      <style:text-properties officeooo:rsid="00202136" officeooo:paragraph-rsid="00202136"/>
    </style:style>
    <style:style style:name="P4" style:family="paragraph" style:parent-style-name="Standard">
      <style:text-properties officeooo:rsid="0020d464" officeooo:paragraph-rsid="0020d464"/>
    </style:style>
    <style:style style:name="T1" style:family="text">
      <style:text-properties officeooo:rsid="0019fe2e"/>
    </style:style>
    <style:style style:name="T2" style:family="text">
      <style:text-properties officeooo:rsid="001af3c7"/>
    </style:style>
    <style:style style:name="T3" style:family="text">
      <style:text-properties officeooo:rsid="001cb602"/>
    </style:style>
    <style:style style:name="T4" style:family="text">
      <style:text-properties officeooo:rsid="0020d4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tion for using the codes <text:span text:style-name="T2">both for C version and Python version</text:span></text:p>
      <text:p text:style-name="P1"/>
      <text:p text:style-name="P1">1) Instruction for biased Metropolis Monte carlo Script uses </text:p>
      <text:p text:style-name="P1">→ We need lammps excecutable file</text:p>
      <text:p text:style-name="P1">→ Include path of lammps executable in testjob.sh instead of /u/alam/bin/lammps-10Feb15/src/lmp_cmmc</text:p>
      <text:p text:style-name="P1">→ the run the job</text:p>
      <text:p text:style-name="P1">→ One can change the potential file in input.txt file</text:p>
      <text:p text:style-name="P1">→ file 'out' contains number of parent structure to be run</text:p>
      <text:p text:style-name="P1">→ file 'out1' contain number of chid to create for each parent structures</text:p>
      <text:p text:style-name="P1">→ code swapatom.py will read a file in lammps data format and then will swap a atom to create a lammps input data file</text:p>
      <text:p text:style-name="P1">→ once lammps calculations is finished, code readump.py will read lammps output file and will store the last structures in testdata file. In this way once all the child is created </text:p>
      <text:p text:style-name="P1">→ code biasedmc.py will create the parent strucutres </text:p>
      <text:p text:style-name="P1">→ the simul<text:span text:style-name="T1">a</text:span>tions will continue until required number of parent structure is finished </text:p>
      <text:p text:style-name="P1">→<text:span text:style-name="T3"> The energy of all parent and swap structure will be saved in everyenergy file</text:span></text:p>
      <text:p text:style-name="P1"/>
      <text:p text:style-name="P2">Instruction for using Metropolis Monte Carlo</text:p>
      <text:p text:style-name="P2">→ As above , here swapatom.py will swap the atom and mc.py code will calculate the probability according to Metropolis Algorithm</text:p>
      <text:p text:style-name="P2"/>
      <text:p text:style-name="P2"/>
      <text:p text:style-name="P3">Instruction for using NVE ensemble code</text:p>
      <text:p text:style-name="P3"/>
      <text:p text:style-name="P3">→ input.txt file contatins input file</text:p>
      <text:p text:style-name="P3">→ readme file expalin the input file</text:p>
      <text:p text:style-name="P3">→ type </text:p>
      <text:p text:style-name="P3">make clean</text:p>
      <text:p text:style-name="P3">make all</text:p>
      <text:p text:style-name="P3">./main</text:p>
      <text:p text:style-name="P3">this will run the calculations. Output struct<text:span text:style-name="T4">u</text:span>res are saves in datates.txt in lammps ovito format</text:p>
      <text:p text:style-name="P3"/>
      <text:p text:style-name="P4">file energy.txt file contain timestep potential energy kinetic energy and total energ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20:15:09.266343000</meta:creation-date>
    <dc:date>2017-09-24T23:07:52.102188000</dc:date>
    <meta:editing-duration>PT1H52M20S</meta:editing-duration>
    <meta:editing-cycles>8</meta:editing-cycles>
    <meta:generator>LibreOffice/4.3.7.2$MacOSX_x86 LibreOffice_project/8a35821d8636a03b8bf4e15b48f59794652c68ba</meta:generator>
    <meta:document-statistic meta:table-count="0" meta:image-count="0" meta:object-count="0" meta:page-count="1" meta:paragraph-count="24" meta:word-count="248" meta:character-count="1478" meta:non-whitespace-character-count="1249"/>
  </office:meta>
</office:document-meta>
</file>